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0c1383"/>
    </style:style>
    <style:style style:name="P2" style:family="paragraph" style:parent-style-name="Standard">
      <style:paragraph-properties fo:text-align="start" style:justify-single-word="false"/>
      <style:text-properties officeooo:paragraph-rsid="000e8c5f"/>
    </style:style>
    <style:style style:name="P3" style:family="paragraph" style:parent-style-name="Standard">
      <style:paragraph-properties fo:text-align="start" style:justify-single-word="false"/>
      <style:text-properties officeooo:paragraph-rsid="0013113d"/>
    </style:style>
    <style:style style:name="P4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c1383" officeooo:paragraph-rsid="000c1383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e8c5f" officeooo:paragraph-rsid="000e8c5f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e8c5f" officeooo:paragraph-rsid="00104e87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04e87" officeooo:paragraph-rsid="00104e87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style:text-underline-style="none" fo:font-weight="bold" officeooo:rsid="000c1383" officeooo:paragraph-rsid="000c1383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0c1383" officeooo:paragraph-rsid="000c1383" style:font-size-asian="14pt" style:font-weight-asian="bold" style:font-size-complex="14pt" style:font-weight-complex="bold"/>
    </style:style>
    <style:style style:name="P10" style:family="paragraph" style:parent-style-name="Standard">
      <style:paragraph-properties fo:margin-left="2.491cm" fo:margin-right="0cm" fo:text-align="start" style:justify-single-word="false" fo:text-indent="0cm" style:auto-text-indent="false"/>
      <style:text-properties style:font-name="Courier New" fo:font-size="12pt" fo:font-weight="bold" officeooo:rsid="00147799" officeooo:paragraph-rsid="00147799" style:font-size-asian="12pt" style:font-weight-asian="bold" style:font-size-complex="12pt" style:font-weight-complex="bold"/>
    </style:style>
    <style:style style:name="P11" style:family="paragraph" style:parent-style-name="Standard" style:list-style-name="L1">
      <style:paragraph-properties fo:text-align="start" style:justify-single-word="false"/>
      <style:text-properties officeooo:paragraph-rsid="000dc73e"/>
    </style:style>
    <style:style style:name="P12" style:family="paragraph" style:parent-style-name="Standard" style:list-style-name="L6">
      <style:paragraph-properties fo:text-align="start" style:justify-single-word="false"/>
      <style:text-properties officeooo:paragraph-rsid="000e8c5f"/>
    </style:style>
    <style:style style:name="P13" style:family="paragraph" style:parent-style-name="Standard" style:list-style-name="L1">
      <style:paragraph-properties fo:text-align="start" style:justify-single-word="false"/>
      <style:text-properties fo:font-size="22pt" fo:font-weight="bold" officeooo:rsid="000c1383" officeooo:paragraph-rsid="000c1383" style:font-size-asian="22pt" style:font-weight-asian="bold" style:font-size-complex="22pt" style:font-weight-complex="bold"/>
    </style:style>
    <style:style style:name="P14" style:family="paragraph" style:parent-style-name="Standard" style:list-style-name="L2">
      <style:paragraph-properties fo:text-align="start" style:justify-single-word="false"/>
      <style:text-properties fo:font-size="14pt" fo:font-weight="bold" officeooo:rsid="000c1383" officeooo:paragraph-rsid="000c1383" style:font-size-asian="12.25pt" style:font-weight-asian="bold" style:font-size-complex="14pt" style:font-weight-complex="bold"/>
    </style:style>
    <style:style style:name="P15" style:family="paragraph" style:parent-style-name="Standard" style:list-style-name="L2">
      <style:paragraph-properties fo:text-align="start" style:justify-single-word="false"/>
      <style:text-properties fo:font-size="14pt" style:text-underline-style="none" fo:font-weight="normal" officeooo:rsid="000c1383" officeooo:paragraph-rsid="000c1383" style:font-size-asian="14pt" style:font-weight-asian="normal" style:font-size-complex="14pt" style:font-weight-complex="normal"/>
    </style:style>
    <style:style style:name="P16" style:family="paragraph" style:parent-style-name="Standard" style:list-style-name="L4">
      <style:paragraph-properties fo:text-align="start" style:justify-single-word="false"/>
      <style:text-properties fo:font-size="14pt" style:text-underline-style="none" fo:font-weight="normal" officeooo:rsid="000c1383" officeooo:paragraph-rsid="000dc73e" style:font-size-asian="14pt" style:font-weight-asian="normal" style:font-size-complex="14pt" style:font-weight-complex="normal"/>
    </style:style>
    <style:style style:name="P17" style:family="paragraph" style:parent-style-name="Standard" style:list-style-name="L4">
      <style:paragraph-properties fo:text-align="start" style:justify-single-word="false"/>
      <style:text-properties fo:font-size="14pt" style:text-underline-style="none" fo:font-weight="normal" officeooo:rsid="000e4e28" officeooo:paragraph-rsid="000e4e28" style:font-size-asian="14pt" style:font-weight-asian="normal" style:font-size-complex="14pt" style:font-weight-complex="normal"/>
    </style:style>
    <style:style style:name="P18" style:family="paragraph" style:parent-style-name="Standard" style:list-style-name="L4">
      <style:paragraph-properties fo:text-align="start" style:justify-single-word="false"/>
      <style:text-properties fo:font-size="14pt" style:text-underline-style="none" fo:font-weight="normal" officeooo:rsid="000e4e28" officeooo:paragraph-rsid="000e8c5f" style:font-size-asian="14pt" style:font-weight-asian="normal" style:font-size-complex="14pt" style:font-weight-complex="normal"/>
    </style:style>
    <style:style style:name="P19" style:family="paragraph" style:parent-style-name="Standard" style:list-style-name="L5">
      <style:paragraph-properties fo:text-align="start" style:justify-single-word="false"/>
      <style:text-properties fo:font-size="14pt" style:text-underline-style="none" fo:font-weight="normal" officeooo:rsid="00104e87" officeooo:paragraph-rsid="00104e87" style:font-size-asian="14pt" style:font-weight-asian="normal" style:font-size-complex="14pt" style:font-weight-complex="normal"/>
    </style:style>
    <style:style style:name="P20" style:family="paragraph" style:parent-style-name="Standard" style:list-style-name="L3">
      <style:paragraph-properties fo:text-align="start" style:justify-single-word="false"/>
      <style:text-properties fo:font-size="14pt" style:text-underline-style="none" fo:font-weight="bold" officeooo:rsid="000c1383" officeooo:paragraph-rsid="000c1383" style:font-size-asian="14pt" style:font-weight-asian="bold" style:font-size-complex="14pt" style:font-weight-complex="bold"/>
    </style:style>
    <style:style style:name="P21" style:family="paragraph" style:parent-style-name="Standard" style:list-style-name="L4">
      <style:paragraph-properties fo:text-align="start" style:justify-single-word="false"/>
      <style:text-properties fo:font-weight="normal" officeooo:rsid="000e4e28" officeooo:paragraph-rsid="000e4e28" style:font-weight-asian="normal" style:font-weight-complex="normal"/>
    </style:style>
    <style:style style:name="P22" style:family="paragraph" style:parent-style-name="Standard" style:list-style-name="L7">
      <style:paragraph-properties fo:text-align="start" style:justify-single-word="false"/>
      <style:text-properties officeooo:rsid="0013113d" officeooo:paragraph-rsid="0013113d"/>
    </style:style>
    <style:style style:name="P23" style:family="paragraph" style:parent-style-name="Standard" style:list-style-name="L7">
      <style:paragraph-properties fo:text-align="start" style:justify-single-word="false"/>
      <style:text-properties officeooo:rsid="0013b51f" officeooo:paragraph-rsid="0013b51f"/>
    </style:style>
    <style:style style:name="P24" style:family="paragraph" style:parent-style-name="Standard" style:list-style-name="L7">
      <style:paragraph-properties fo:text-align="start" style:justify-single-word="false"/>
      <style:text-properties officeooo:rsid="00147799" officeooo:paragraph-rsid="00147799"/>
    </style:style>
    <style:style style:name="P25" style:family="paragraph" style:parent-style-name="Standard" style:list-style-name="L7">
      <style:paragraph-properties fo:text-align="start" style:justify-single-word="false"/>
      <style:text-properties officeooo:rsid="00183533" officeooo:paragraph-rsid="00183533"/>
    </style:style>
    <style:style style:name="P26" style:family="paragraph" style:parent-style-name="Standard" style:list-style-name="L7">
      <style:paragraph-properties fo:text-align="start" style:justify-single-word="false"/>
      <style:text-properties style:font-name="Courier New" fo:font-weight="bold" officeooo:rsid="00183533" officeooo:paragraph-rsid="00183533" style:font-weight-asian="bold" style:font-weight-complex="bold"/>
    </style:style>
    <style:style style:name="P27" style:family="paragraph" style:parent-style-name="Standard">
      <style:paragraph-properties fo:text-align="start" style:justify-single-word="false"/>
      <style:text-properties style:font-name="Courier New" fo:font-weight="bold" officeooo:rsid="00183533" officeooo:paragraph-rsid="00183533" style:font-weight-asian="bold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Courier New" fo:font-weight="bold" officeooo:rsid="00183533" officeooo:paragraph-rsid="00190fc5" style:font-weight-asian="bold" style:font-weight-complex="bold"/>
    </style:style>
    <style:style style:name="P29" style:family="paragraph" style:parent-style-name="Standard">
      <style:paragraph-properties fo:text-align="start" style:justify-single-word="false"/>
      <style:text-properties style:font-name="Courier New" fo:font-weight="bold" officeooo:rsid="00190fc5" officeooo:paragraph-rsid="00190fc5" style:font-weight-asian="bold" style:font-weight-complex="bold"/>
    </style:style>
    <style:style style:name="P30" style:family="paragraph" style:parent-style-name="Standard">
      <style:paragraph-properties fo:text-align="start" style:justify-single-word="false"/>
      <style:text-properties style:font-name="Courier New" fo:font-weight="bold" officeooo:rsid="0019ab65" officeooo:paragraph-rsid="0019ab65" style:font-weight-asian="bold" style:font-weight-complex="bold"/>
    </style:style>
    <style:style style:name="P31" style:family="paragraph" style:parent-style-name="Standard">
      <style:paragraph-properties fo:margin-left="2.491cm" fo:margin-right="0cm" fo:text-align="start" style:justify-single-word="false" fo:text-indent="0cm" style:auto-text-indent="false"/>
      <style:text-properties style:font-name="Courier New" fo:font-size="12pt" fo:font-weight="bold" officeooo:rsid="00147799" officeooo:paragraph-rsid="00147799" style:font-size-asian="12pt" style:font-weight-asian="bold" style:font-size-complex="12pt" style:font-weight-complex="bold"/>
    </style:style>
    <style:style style:name="T1" style:family="text">
      <style:text-properties fo:font-size="22pt" fo:font-weight="bold" officeooo:rsid="000c1383" style:font-size-asian="22pt" style:font-weight-asian="bold" style:font-size-complex="22pt" style:font-weight-complex="bold"/>
    </style:style>
    <style:style style:name="T2" style:family="text">
      <style:text-properties fo:font-size="22pt" style:text-underline-style="none" fo:font-weight="bold" officeooo:rsid="000c1383" style:font-size-asian="22pt" style:font-weight-asian="bold" style:font-size-complex="22pt" style:font-weight-complex="bold"/>
    </style:style>
    <style:style style:name="T3" style:family="text">
      <style:text-properties fo:font-size="22pt" style:text-underline-style="none" fo:font-weight="bold" officeooo:rsid="000dc73e" style:font-size-asian="22pt" style:font-weight-asian="bold" style:font-size-complex="22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4pt" style:text-underline-style="none" fo:font-weight="normal" officeooo:rsid="000c1383" style:font-size-asian="12.25pt" style:font-weight-asian="normal" style:font-size-complex="14pt" style:font-weight-complex="normal"/>
    </style:style>
    <style:style style:name="T6" style:family="text">
      <style:text-properties fo:font-size="14pt" style:text-underline-style="none" fo:font-weight="normal" officeooo:rsid="000c1383" style:font-size-asian="14pt" style:font-weight-asian="normal" style:font-size-complex="14pt" style:font-weight-complex="normal"/>
    </style:style>
    <style:style style:name="T7" style:family="text">
      <style:text-properties fo:font-size="14pt" style:text-underline-style="none" fo:font-weight="normal" officeooo:rsid="000dc73e" style:font-size-asian="14pt" style:font-weight-asian="normal" style:font-size-complex="14pt" style:font-weight-complex="normal"/>
    </style:style>
    <style:style style:name="T8" style:family="text">
      <style:text-properties fo:font-size="14pt" style:text-underline-style="none" fo:font-weight="normal" officeooo:rsid="000e4e28" style:font-size-asian="14pt" style:font-weight-asian="normal" style:font-size-complex="14pt" style:font-weight-complex="normal"/>
    </style:style>
    <style:style style:name="T9" style:family="text">
      <style:text-properties fo:font-size="14pt" style:text-underline-style="none" fo:font-weight="normal" officeooo:rsid="000e8c5f" style:font-size-asian="14pt" style:font-weight-asian="normal" style:font-size-complex="14pt" style:font-weight-complex="normal"/>
    </style:style>
    <style:style style:name="T10" style:family="text">
      <style:text-properties fo:font-size="14pt" style:text-underline-style="none" style:font-size-asian="14pt" style:font-size-complex="14pt"/>
    </style:style>
    <style:style style:name="T11" style:family="text">
      <style:text-properties fo:font-size="14pt" style:text-underline-style="none" officeooo:rsid="000c1383" style:font-size-asian="14pt" style:font-size-complex="14pt"/>
    </style:style>
    <style:style style:name="T12" style:family="text">
      <style:text-properties officeooo:rsid="00104e87"/>
    </style:style>
    <style:style style:name="T13" style:family="text">
      <style:text-properties officeooo:rsid="001126b4"/>
    </style:style>
    <style:style style:name="T14" style:family="text">
      <style:text-properties officeooo:rsid="00190fc5"/>
    </style:style>
    <text:list-style style:name="L1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5">
      <text:list-level-style-bullet text:level="1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bullet text:level="1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✗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158845710635038681" text:style-name="L1">
        <text:list-item>
          <text:p text:style-name="P11"><text:span text:style-name="T3">Procedure</text:span><text:span text:style-name="T2"> SommaComplex</text:span><text:span text:style-name="T1"> – Documentazione</text:span></text:p>
          <text:p text:style-name="P13"/>
          <text:p text:style-name="P13"/>
        </text:list-item>
      </text:list>
      <text:list xml:id="list2292712455724438252" text:style-name="L2">
        <text:list-item>
          <text:p text:style-name="P14">Scopo</text:p>
        </text:list-item>
      </text:list>
      <text:p text:style-name="P1"><text:span text:style-name="T5"><text:tab/><text:tab/></text:span><text:span text:style-name="T6">Somma</text:span><text:span text:style-name="T7">re 2 dati di tipo Complex</text:span></text:p>
      <text:p text:style-name="P9"/>
      <text:list xml:id="list185224777760495" text:continue-numbering="true" text:style-name="L2">
        <text:list-item>
          <text:p text:style-name="P15"><text:span text:style-name="T4">Specifiche</text:span> </text:p>
        </text:list-item>
      </text:list>
      <text:p text:style-name="P4"><text:span text:style-name="T4"><text:tab/><text:tab/></text:span>void SommaComplex (Complex &amp;X, Complex &amp;Y, Complex &amp;Z)</text:p>
      <text:p text:style-name="P8"/>
      <text:list xml:id="list6660409448804390906" text:style-name="L3">
        <text:list-item>
          <text:p text:style-name="P20">Descrizione </text:p>
        </text:list-item>
      </text:list>
      <text:p text:style-name="P8"><text:tab/><text:tab/></text:p>
      <text:list xml:id="list3468533308014523744" text:style-name="L4">
        <text:list-item>
          <text:p text:style-name="P16">Background del problema</text:p>
          <text:list>
            <text:list-header>
              <text:p text:style-name="P21"><text:span text:style-name="T11">P</text:span><text:span text:style-name="T10">onendo il tipo Complex sia composto da una parte reale e una immaginaria la sua Somma sarà la somma tra la parte reale e la parte immaginaria</text:span></text:p>
              <text:p text:style-name="P17"/>
              <text:p text:style-name="P18">Dunque</text:p>
              <text:list>
                <text:list-header>
                  <text:p text:style-name="P18">Z=X+Y </text:p>
                  <text:p text:style-name="P17">Z.Re=X.Re+Y.Re</text:p>
                  <text:p text:style-name="P17">Z.Im=X.Im+Y.Im</text:p>
                </text:list-header>
              </text:list>
            </text:list-header>
          </text:list>
          <text:p text:style-name="P17"/>
        </text:list-item>
        <text:list-item>
          <text:p text:style-name="P17"><text:s/>Descrizione del algoritmo </text:p>
        </text:list-item>
      </text:list>
      <text:p text:style-name="P2"><text:span text:style-name="T8"><text:tab/><text:tab/>L'algoritmo implementato </text:span><text:span text:style-name="T9">calcola il risultato utilizzando la definizione <text:tab/><text:tab/>su riportata di somma complessa. L'algoritmo in Pascal-like è, dunque,</text:span></text:p>
      <text:p text:style-name="P5"><text:tab/><text:tab/>il seguente:</text:p>
      <text:p text:style-name="P5"/>
      <text:p text:style-name="P6"><text:tab/><text:tab/><text:tab/><text:span text:style-name="T12">Z.Re := X.Re+Y.Re;</text:span></text:p>
      <text:p text:style-name="P7"><text:tab/><text:tab/><text:tab/>Z.Im := X.Im+Y.Im;</text:p>
      <text:p text:style-name="P7"/>
      <text:list xml:id="list9141629571413624098" text:style-name="L5">
        <text:list-item>
          <text:p text:style-name="P19">Riferimenti bibliografici</text:p>
          <text:p text:style-name="P19"/>
        </text:list-item>
      </text:list>
      <text:p text:style-name="P2"><text:span text:style-name="T9"><text:tab/><text:tab/></text:span>A. Murli, G. Laccetti, et al., Laboratorio di Programmazione I Liguori 2003 </text:p>
      <text:p text:style-name="P2"/>
      <text:list xml:id="list1037844302882227025" text:style-name="L6">
        <text:list-item>
          <text:p text:style-name="P12">Lista dei parametri </text:p>
        </text:list-item>
      </text:list>
      <text:p text:style-name="P2"><text:tab/><text:tab/><text:span text:style-name="T13">Complex <text:tab/>X<text:tab/>:In input contiene il primo valore da sommare, invariato in <text:tab/><text:tab/><text:tab/><text:tab/><text:tab/>output</text:span></text:p>
      <text:p text:style-name="P3"><text:tab/><text:tab/><text:span text:style-name="T13">Complex <text:tab/>Y<text:tab/>:In input contiene il secondo valore da sommare, invariato in <text:tab/><text:tab/><text:tab/><text:tab/><text:tab/>output </text:span></text:p>
      <text:p text:style-name="P3"><text:tab/><text:tab/><text:span text:style-name="T13">Complex<text:tab/>Z<text:tab/>:In output sarà il valore della nostra somma</text:span></text:p>
      <text:p text:style-name="P3"/>
      <text:list xml:id="list5306094942622466157" text:style-name="L7">
        <text:list-item>
          <text:p text:style-name="P22">Indicatore di errore</text:p>
          <text:list>
            <text:list-item>
              <text:list>
                <text:list-header>
                  <text:p text:style-name="P23">Nessuno</text:p>
                </text:list-header>
              </text:list>
            </text:list-item>
          </text:list>
        </text:list-item>
        <text:list-item>
          <text:p text:style-name="P23">Procedure ausiliarie</text:p>
          <text:list>
            <text:list-item>
              <text:list>
                <text:list-header>
                  <text:p text:style-name="P23">Nessuno</text:p>
                </text:list-header>
              </text:list>
            </text:list-item>
          </text:list>
        </text:list-item>
        <text:list-item>
          <text:p text:style-name="P23"><text:soft-page-break/>Raccomandazioni d`uso</text:p>
          <text:list>
            <text:list-item>
              <text:list>
                <text:list-header>
                  <text:p text:style-name="P23">Nessuno</text:p>
                </text:list-header>
              </text:list>
            </text:list-item>
          </text:list>
        </text:list-item>
        <text:list-item>
          <text:p text:style-name="P23">Complessità Computazionale</text:p>
        </text:list-item>
        <text:list-item>
          <text:p text:style-name="P23">Accuratezza fornita</text:p>
          <text:list>
            <text:list-item>
              <text:list>
                <text:list-header>
                  <text:p text:style-name="P23">Dipende dalla accuratezza del sistema floating-point fornito</text:p>
                </text:list-header>
              </text:list>
            </text:list-item>
          </text:list>
        </text:list-item>
        <text:list-item>
          <text:p text:style-name="P23">Esempio d`uso</text:p>
          <text:list>
            <text:list-item>
              <text:p text:style-name="P24">Programma chiamante</text:p>
            </text:list-item>
          </text:list>
        </text:list-item>
      </text:list>
      <text:p text:style-name="P10">#include "Console.h"</text:p>
      <text:p text:style-name="P10">#include "Complex.cpp"</text:p>
      <text:p text:style-name="P10"/>
      <text:p text:style-name="P10">using namespace std;</text:p>
      <text:p text:style-name="P10"/>
      <text:p text:style-name="P10">/*===================================================================================================</text:p>
      <text:p text:style-name="P10"/>
      <text:p text:style-name="P10">Autore <text:s/><text:tab/> <text:s text:c="3"/>: Carmine Cuofano<text:tab/><text:tab/><text:tab/><text:tab/><text:tab/><text:tab/><text:tab/><text:tab/><text:tab/><text:tab/><text:tab/>Matricola: N86001700</text:p>
      <text:p text:style-name="P10">Programma <text:s text:c="2"/><text:tab/>: ADTComplex</text:p>
      <text:p text:style-name="P10">Data <text:s text:c="3"/><text:tab/><text:tab/>: 19/04/2015</text:p>
      <text:p text:style-name="P10"/>
      <text:p text:style-name="P10">-----------------------------------------------------------------------------------------------------*/</text:p>
      <text:p text:style-name="P10"/>
      <text:p text:style-name="P10">int main()</text:p>
      <text:p text:style-name="P10">{</text:p>
      <text:p text:style-name="P10"><text:s text:c="4"/>int Tasto;</text:p>
      <text:p text:style-name="P10"><text:s text:c="4"/>Complex X, Y, Z;</text:p>
      <text:p text:style-name="P10"/>
      <text:p text:style-name="P10"><text:s text:c="4"/>//Title</text:p>
      <text:p text:style-name="P10"><text:s text:c="4"/>cout &lt;&lt; "ADT Complex\n\n";</text:p>
      <text:p text:style-name="P10"><text:s text:c="4"/>//Var Attribuction</text:p>
      <text:p text:style-name="P10"><text:s text:c="4"/>cout &lt;&lt; "Definire X\n";</text:p>
      <text:p text:style-name="P10"><text:s text:c="4"/>cout &lt;&lt; "\tReale X: ";</text:p>
      <text:p text:style-name="P10"><text:s text:c="4"/>cin &gt;&gt; X.Re;</text:p>
      <text:p text:style-name="P10"><text:s text:c="4"/>cout &lt;&lt; "\tImmaginario X: ";</text:p>
      <text:p text:style-name="P10"><text:s text:c="4"/>cin &gt;&gt; X.Im;</text:p>
      <text:p text:style-name="P10"/>
      <text:p text:style-name="P10"><text:s text:c="4"/>cout &lt;&lt; "\nDefinire Y\n";</text:p>
      <text:p text:style-name="P10"><text:s text:c="4"/>cout &lt;&lt; "\tReale Y: ";</text:p>
      <text:p text:style-name="P10"><text:s text:c="4"/>cin &gt;&gt; Y.Re;</text:p>
      <text:p text:style-name="P10"><text:s text:c="4"/>cout &lt;&lt; "\tImmaginario Y: ";</text:p>
      <text:p text:style-name="P10"><text:s text:c="4"/>cin &gt;&gt; Y.Im;</text:p>
      <text:p text:style-name="P10"/>
      <text:p text:style-name="P10"><text:s text:c="4"/>do</text:p>
      <text:p text:style-name="P10"><text:s text:c="4"/>{</text:p>
      <text:p text:style-name="P10"><text:s text:c="8"/>//Pulisco lo schermo -Win/Linux-</text:p>
      <text:p text:style-name="P10"><text:s text:c="8"/>system(CLEAR);</text:p>
      <text:p text:style-name="P10"/>
      <text:p text:style-name="P10"><text:s text:c="8"/>//Title</text:p>
      <text:p text:style-name="P10"><text:s text:c="8"/>cout &lt;&lt; "ADT Complex\n\n";</text:p>
      <text:p text:style-name="P10"/>
      <text:p text:style-name="P10"><text:s text:c="8"/>//Stampo il menu`</text:p>
      <text:p text:style-name="P10"><text:soft-page-break/><text:s text:c="8"/>cout&lt;&lt;"\t1 - Somma\n";</text:p>
      <text:p text:style-name="P10"><text:s text:c="8"/>cout&lt;&lt;"\t2 - Sottrazione\n";</text:p>
      <text:p text:style-name="P10"><text:s text:c="8"/>cout&lt;&lt;"\t3 - Moltiplicazione\n";</text:p>
      <text:p text:style-name="P10"><text:s text:c="8"/>cout&lt;&lt;"\t4 - Divisione\n";</text:p>
      <text:p text:style-name="P10"><text:s text:c="8"/>cout&lt;&lt;"\nESC to exit";</text:p>
      <text:p text:style-name="P10"/>
      <text:p text:style-name="P10"><text:s text:c="8"/>//Menu`</text:p>
      <text:p text:style-name="P10"><text:s text:c="8"/>Tasto=_getch();</text:p>
      <text:p text:style-name="P10"><text:s text:c="8"/>switch(Tasto)</text:p>
      <text:p text:style-name="P10"><text:s text:c="8"/>{</text:p>
      <text:p text:style-name="P10"><text:s text:c="12"/>case '1' :</text:p>
      <text:p text:style-name="P10"><text:s text:c="16"/>system(CLEAR);</text:p>
      <text:p text:style-name="P10"><text:s text:c="16"/>SommaComplex (X, Y, Z);</text:p>
      <text:p text:style-name="P10"><text:s text:c="16"/>cout&lt;&lt;"La somma Z e`:";</text:p>
      <text:p text:style-name="P10"><text:s text:c="16"/>cout&lt;&lt;"\n\tReale: "&lt;&lt; Z.Re;</text:p>
      <text:p text:style-name="P10"><text:s text:c="16"/>cout&lt;&lt;"\n\tImmaginario: "&lt;&lt; Z.Im;</text:p>
      <text:p text:style-name="P10"><text:s text:c="16"/>_getch();</text:p>
      <text:p text:style-name="P10"><text:s text:c="16"/>break;</text:p>
      <text:p text:style-name="P10"><text:s text:c="12"/>case '2' :</text:p>
      <text:p text:style-name="P10"><text:s text:c="16"/>system(CLEAR);</text:p>
      <text:p text:style-name="P10"><text:s text:c="16"/>SottrazioneComplex (X, Y, Z);</text:p>
      <text:p text:style-name="P10"><text:s text:c="16"/>cout&lt;&lt;"La Sottrazione Z e`:";</text:p>
      <text:p text:style-name="P10"><text:s text:c="16"/>cout&lt;&lt;"\n\tReale: "&lt;&lt; Z.Re;</text:p>
      <text:p text:style-name="P10"><text:s text:c="16"/>cout&lt;&lt;"\n\tImmaginario: "&lt;&lt; Z.Im;</text:p>
      <text:p text:style-name="P10"><text:s text:c="16"/>_getch();</text:p>
      <text:p text:style-name="P10"><text:s text:c="16"/>break;</text:p>
      <text:p text:style-name="P10"><text:s text:c="12"/>case 3 :</text:p>
      <text:p text:style-name="P10"><text:s text:c="16"/>system(CLEAR);</text:p>
      <text:p text:style-name="P10"><text:s text:c="16"/>MoltiplicazioneComplex (X, Y, Z);</text:p>
      <text:p text:style-name="P10"><text:s text:c="16"/>cout&lt;&lt;"La Moltiplicazione Z e`:";</text:p>
      <text:p text:style-name="P10"><text:s text:c="16"/>cout&lt;&lt;"\n\tReale: "&lt;&lt; Z.Re;</text:p>
      <text:p text:style-name="P10"><text:s text:c="16"/>cout&lt;&lt;"\n\tImmaginario: "&lt;&lt; Z.Im;</text:p>
      <text:p text:style-name="P10"><text:s text:c="16"/>_getch();</text:p>
      <text:p text:style-name="P10"><text:s text:c="16"/>break;</text:p>
      <text:p text:style-name="P10"><text:s text:c="12"/>case 4 :</text:p>
      <text:p text:style-name="P10"><text:s text:c="16"/>system(CLEAR);</text:p>
      <text:p text:style-name="P10"><text:s text:c="16"/>DivisioneComplex (X, Y, Z);</text:p>
      <text:p text:style-name="P10"><text:s text:c="16"/>cout&lt;&lt;"La Divisione Z e`:";</text:p>
      <text:p text:style-name="P10"><text:s text:c="16"/>cout&lt;&lt;"\n\tReale: "&lt;&lt; Z.Re;</text:p>
      <text:p text:style-name="P10"><text:s text:c="16"/>cout&lt;&lt;"\n\tImmaginario: "&lt;&lt; Z.Im;</text:p>
      <text:p text:style-name="P10"><text:s text:c="16"/>_getch();</text:p>
      <text:p text:style-name="P10"><text:s text:c="16"/>break;</text:p>
      <text:p text:style-name="P10"><text:s text:c="8"/>}</text:p>
      <text:p text:style-name="P10"><text:s text:c="4"/>}</text:p>
      <text:p text:style-name="P10"><text:s text:c="4"/>while(Tasto != ESC);</text:p>
      <text:p text:style-name="P10">}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list xml:id="list185224301166327" text:continue-numbering="true" text:style-name="L7">
        <text:list-item>
          <text:p text:style-name="P23"><text:soft-page-break/>Esempio d`esecuzione</text:p>
          <text:p text:style-name="P25"/>
          <text:p text:style-name="P26">ADT Complex</text:p>
          <text:p text:style-name="P26"/>
          <text:p text:style-name="P26">Definire X</text:p>
          <text:p text:style-name="P26"><text:s text:c="8"/>Reale X: 4.05</text:p>
          <text:p text:style-name="P26"><text:s text:c="8"/>Immaginario X: 5.04</text:p>
          <text:p text:style-name="P26"/>
          <text:p text:style-name="P26">Definire Y</text:p>
          <text:p text:style-name="P26"><text:s text:c="8"/>Reale Y: 5.04</text:p>
          <text:p text:style-name="P26"><text:s text:c="8"/>Immaginario Y: 4.05</text:p>
          <text:p text:style-name="P26"/>
        </text:list-item>
      </text:list>
      <text:p text:style-name="P29">======================================================</text:p>
      <text:p text:style-name="P27"/>
      <text:p text:style-name="P28"><text:tab/><text:span text:style-name="T14">ADT Complex</text:span></text:p>
      <text:p text:style-name="P29"/>
      <text:p text:style-name="P29"><text:s text:c="8"/><text:tab/>1 - Somma</text:p>
      <text:p text:style-name="P29"><text:s text:c="8"/><text:tab/>2 - Sottrazione</text:p>
      <text:p text:style-name="P29"><text:s text:c="8"/><text:tab/>3 - Moltiplicazione</text:p>
      <text:p text:style-name="P29"><text:s text:c="8"/><text:tab/>4 - Divisione</text:p>
      <text:p text:style-name="P29"/>
      <text:p text:style-name="P29"><text:tab/>ESC to exit</text:p>
      <text:p text:style-name="P29"/>
      <text:p text:style-name="P29">======================================================</text:p>
      <text:p text:style-name="P29"/>
      <text:p text:style-name="P30"><text:tab/>La somma Z e`:</text:p>
      <text:p text:style-name="P30"><text:s text:c="8"/><text:tab/>Reale: 9.09</text:p>
      <text:p text:style-name="P30"><text:s text:c="8"/><text:tab/>Immaginario: 9.09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1M47S</meta:editing-duration>
    <meta:editing-cycles>13</meta:editing-cycles>
    <meta:generator>LibreOffice/4.4.2.2$Windows_x86 LibreOffice_project/c4c7d32d0d49397cad38d62472b0bc8acff48dd6</meta:generator>
    <dc:date>2015-04-24T18:52:22.865000000</dc:date>
    <meta:document-statistic meta:table-count="0" meta:image-count="0" meta:object-count="0" meta:page-count="4" meta:paragraph-count="138" meta:word-count="440" meta:character-count="3883" meta:non-whitespace-character-count="2756"/>
    <meta:user-defined meta:name="Info 1"/>
    <meta:user-defined meta:name="Info 2"/>
    <meta:user-defined meta:name="Info 3"/>
    <meta:user-defined meta:name="Info 4"/>
  </office:meta>
</office:document-meta>
</file>